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318cm" svg:stroke-color="#000000" draw:stroke-linejoin="miter" draw:fill="none" fo:padding-top="0.284cm" fo:padding-bottom="0.284cm" fo:padding-left="0.409cm" fo:padding-right="0.409cm"/>
    </style:style>
  </office:automatic-styles>
  <office:body>
    <office:drawing>
      <draw:page draw:name="page1" draw:style-name="dp1" draw:master-page-name="Default">
        <draw:line draw:style-name="gr1" draw:layer="layout" svg:x1="12.077cm" svg:y1="12.077cm" svg:x2="12.077cm" svg:y2="4.043cm">
          <text:p/>
        </draw:line>
        <draw:line draw:style-name="gr1" draw:layer="layout" svg:x1="0.026cm" svg:y1="12.077cm" svg:x2="12.077cm" svg:y2="12.077cm">
          <text:p/>
        </draw:line>
        <draw:line draw:style-name="gr1" draw:layer="layout" svg:x1="0.026cm" svg:y1="6.051cm" svg:x2="0.026cm" svg:y2="12.076cm">
          <text:p/>
        </draw:line>
        <draw:line draw:style-name="gr1" draw:layer="layout" svg:x1="2.034cm" svg:y1="4.043cm" svg:x2="12.076cm" svg:y2="4.043cm">
          <text:p/>
        </draw:line>
        <draw:line draw:style-name="gr1" draw:layer="layout" svg:x1="2.036cm" svg:y1="4.043cm" svg:x2="0.026cm" svg:y2="6.052cm">
          <text:p/>
        </draw:line>
        <draw:line draw:style-name="gr1" draw:layer="layout" svg:x1="12.077cm" svg:y1="12.077cm" svg:x2="14.087cm" svg:y2="10.068cm">
          <text:p/>
        </draw:line>
        <draw:line draw:style-name="gr1" draw:layer="layout" svg:x1="2.034cm" svg:y1="4.043cm" svg:x2="4.043cm" svg:y2="2.034cm">
          <text:p/>
        </draw:line>
        <draw:line draw:style-name="gr1" draw:layer="layout" svg:x1="12.077cm" svg:y1="4.043cm" svg:x2="14.087cm" svg:y2="2.034cm">
          <text:p/>
        </draw:line>
        <draw:line draw:style-name="gr1" draw:layer="layout" svg:x1="4.043cm" svg:y1="2.034cm" svg:x2="14.086cm" svg:y2="2.034cm">
          <text:p/>
        </draw:line>
        <draw:line draw:style-name="gr1" draw:layer="layout" svg:x1="14.085cm" svg:y1="10.068cm" svg:x2="14.085cm" svg:y2="2.03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"/>
    <meta:generator>LibreOffice/4.3.3.2$Linux_x86 LibreOffice_project/430m0$Build-2</meta:generator>
  </office:meta>
</office:document-meta>
</file>